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FreeSans1" svg:font-family="FreeSans" style:font-family-generic="swiss"/>
    <style:font-face style:name="Abyssinica SIL" svg:font-family="'Abyssinica SIL'" style:font-pitch="variable"/>
    <style:font-face style:name="STIX Math" svg:font-family="'STIX Math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opacity="77%"/>
    </style:style>
    <style:style style:name="P3" style:family="paragraph">
      <loext:graphic-properties draw:opacity="40%"/>
    </style:style>
    <style:style style:name="P4" style:family="paragraph">
      <loext:graphic-properties draw:opacity="60%"/>
    </style:style>
    <style:style style:name="P5" style:family="paragraph">
      <loext:graphic-properties draw:fill-color="#990000"/>
      <style:paragraph-properties fo:text-align="center"/>
    </style:style>
    <style:style style:name="P6" style:family="paragraph">
      <style:text-properties style:font-name="STIX Math" fo:font-style="italic" fo:font-weight="normal" style:font-style-asian="italic" style:font-weight-asian="normal" style:font-style-complex="italic" style:font-weight-complex="normal"/>
    </style:style>
    <style:style style:name="P7" style:family="paragraph">
      <loext:graphic-properties draw:fill="none" draw:fill-color="#ffffff"/>
      <style:text-properties style:font-name="STIX Math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none" draw:fill-color="#ffffff"/>
      <style:text-properties fo:color="#ff6600" style:font-name="STIX Math" fo:font-size="12pt" fo:font-style="italic" fo:font-weight="bold" style:font-style-asian="italic" style:font-weight-asian="bold" style:font-style-complex="italic" style:font-weight-complex="bold"/>
    </style:style>
    <style:style style:name="P9" style:family="paragraph">
      <style:text-properties fo:color="#ff6600" style:font-name="STIX Math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fo:color="#ff6600" style:font-name="STIX Math" fo:font-style="italic" fo:font-weight="bold" style:font-style-asian="italic" style:font-weight-asian="bold" style:font-style-complex="italic" style:font-weight-complex="bold"/>
    </style:style>
    <style:style style:name="P11" style:family="paragraph">
      <style:text-properties fo:color="#9900ff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9900ff"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text-properties fo:color="#006600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006600" fo:font-weight="bold" style:font-weight-asian="bold" style:font-weight-complex="bold"/>
    </style:style>
    <style:style style:name="P16" style:family="paragraph">
      <loext:graphic-properties draw:fill-color="#330033"/>
      <style:paragraph-properties fo:text-align="center"/>
    </style:style>
    <style:style style:name="P17" style:family="paragraph">
      <style:text-properties fo:color="#ff0000"/>
    </style:style>
    <style:style style:name="P18" style:family="paragraph">
      <loext:graphic-properties draw:fill="none" draw:fill-color="#ffffff"/>
      <style:text-properties fo:color="#ff0000"/>
    </style:style>
    <style:style style:name="P19" style:family="paragraph">
      <style:text-properties fo:color="#800000"/>
    </style:style>
    <style:style style:name="P20" style:family="paragraph">
      <loext:graphic-properties draw:fill="none" draw:fill-color="#ffffff"/>
      <style:text-properties fo:color="#800000"/>
    </style:style>
    <style:style style:name="P21" style:family="paragraph">
      <style:text-properties style:font-name="STIX Math" fo:font-style="normal" fo:font-weight="normal" style:font-style-asian="normal" style:font-weight-asian="normal" style:font-style-complex="normal" style:font-weight-complex="normal"/>
    </style:style>
    <style:style style:name="P22" style:family="paragraph">
      <loext:graphic-properties draw:fill="none" draw:fill-color="#ffffff"/>
      <style:text-properties style:font-name="STIX Math" fo:font-style="normal" fo:font-weight="normal" style:font-style-asian="normal" style:font-weight-asian="normal" style:font-style-complex="normal" style:font-weight-complex="normal"/>
    </style:style>
    <style:style style:name="P23" style:family="paragraph">
      <style:text-properties fo:color="#330033" style:font-name="STIX Math" fo:font-style="italic" fo:font-weight="bold" style:font-style-asian="italic" style:font-weight-asian="bold" style:font-style-complex="italic" style:font-weight-complex="bold"/>
    </style:style>
    <style:style style:name="P24" style:family="paragraph">
      <loext:graphic-properties draw:fill="none" draw:fill-color="#ffffff"/>
      <style:text-properties fo:color="#330033" style:font-name="STIX Math" fo:font-style="italic" fo:font-weight="bold" style:font-style-asian="italic" style:font-weight-asian="bold" style:font-style-complex="italic" style:font-weight-complex="bold"/>
    </style:style>
    <style:style style:name="P25" style:family="paragraph">
      <loext:graphic-properties draw:opacity="60%"/>
      <style:paragraph-properties fo:text-align="center"/>
      <style:text-properties fo:font-size="12pt"/>
    </style:style>
    <style:style style:name="P26" style:family="paragraph">
      <loext:graphic-properties draw:fill="none" draw:fill-color="#ffffff"/>
      <style:text-properties fo:color="#006699"/>
    </style:style>
    <style:style style:name="P27" style:family="paragraph">
      <loext:graphic-properties draw:fill="none" draw:fill-color="#ffffff"/>
      <style:text-properties fo:color="#006699" fo:font-size="12pt" fo:font-style="italic" style:font-style-asian="italic" style:font-style-complex="italic"/>
    </style:style>
    <style:style style:name="T1" style:family="text">
      <style:text-properties officeooo:rsid="00139ad4"/>
    </style:style>
    <style:style style:name="T2" style:family="text">
      <style:text-properties style:font-name="STIX Math"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T3" style:family="text">
      <style:text-properties fo:color="#ff6600" style:font-name="STIX Math" fo:font-size="16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4" style:family="text">
      <style:text-properties fo:color="#ff6600" style:text-position="-33% 58%" style:font-name="STIX Math" fo:font-size="16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5" style:family="text">
      <style:text-properties fo:color="#9900ff" fo:font-weight="bold" style:font-weight-asian="bold" style:font-weight-complex="bold"/>
    </style:style>
    <style:style style:name="T6" style:family="text">
      <style:text-properties style:text-position="-33% 58%"/>
    </style:style>
    <style:style style:name="T7" style:family="text">
      <style:text-properties fo:color="#006600" fo:font-size="14pt" fo:font-weight="bold" style:font-size-asian="12pt" style:font-weight-asian="bold" style:font-size-complex="14pt" style:font-weight-complex="bold"/>
    </style:style>
    <style:style style:name="T8" style:family="text">
      <style:text-properties fo:font-size="10.5pt" style:font-size-asian="9pt" style:font-size-complex="10.5pt"/>
    </style:style>
    <style:style style:name="T9" style:family="text">
      <style:text-properties fo:color="#ff0000" fo:font-size="8pt" style:font-size-asian="6pt" style:font-size-complex="8pt"/>
    </style:style>
    <style:style style:name="T10" style:family="text">
      <style:text-properties fo:color="#800000" fo:font-size="8pt" style:font-size-asian="7pt" style:font-size-complex="8pt"/>
    </style:style>
    <style:style style:name="T11" style:family="text">
      <style:text-properties style:font-name="STIX Math" fo:font-size="14pt" fo:font-style="normal" fo:font-weight="normal" style:font-size-asian="12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ff6600" style:font-name="STIX Math" fo:font-size="14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ff6600" style:text-position="-33% 58%" style:font-name="STIX Math" fo:font-size="14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9pt" style:font-size-asian="7pt" style:font-size-complex="9pt"/>
    </style:style>
    <style:style style:name="T15" style:family="text">
      <style:text-properties style:text-position="-33% 58%" fo:font-size="9pt" style:font-size-asian="7pt" style:font-size-complex="9pt"/>
    </style:style>
    <style:style style:name="T16" style:family="text">
      <style:text-properties fo:color="#330033" style:font-name="STIX Math" fo:font-size="14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T17" style:family="text">
      <style:text-properties fo:color="#006699"/>
    </style:style>
    <style:style style:name="T18" style:family="text">
      <style:text-properties fo:color="#006699" style:text-position="-33% 58%"/>
    </style:style>
    <style:style style:name="T19" style:family="text">
      <style:text-properties fo:color="#006699" fo:font-size="10.5pt" fo:font-style="italic" style:font-size-asian="9pt" style:font-style-asian="italic" style:font-size-complex="10.5pt" style:font-style-complex="italic"/>
    </style:style>
    <style:style style:name="T20" style:family="text">
      <style:text-properties fo:color="#006699" style:text-position="-33% 58%" fo:font-size="10.5pt" fo:font-style="italic" style:font-size-asian="9pt" style:font-style-asian="italic" style:font-size-complex="10.5pt" style:font-style-complex="italic"/>
    </style:style>
    <style:style style:name="gr1" style:family="graphic">
      <style:graphic-properties svg:stroke-width="0.0201in" svg:stroke-color="#000066" draw:marker-start="Arrowheads_20_1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cc0000" draw:marker-start="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6600" draw:marker-start="Arrowheads_20_2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opacity="100%" draw:opacity="77%" draw:textarea-horizontal-align="justify" draw:textarea-vertical-align="middle" draw:auto-grow-height="false" fo:min-height="0.3543in" fo:min-width="0.2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ff66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opacity="40%" draw:textarea-horizontal-align="justify" draw:textarea-vertical-align="middle" draw:auto-grow-height="false" fo:min-height="0.2634in" fo:min-width="0.2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opacity="60%" draw:textarea-horizontal-align="justify" draw:textarea-vertical-align="middle" draw:auto-grow-height="false" fo:min-height="0.2854in" fo:min-width="0.1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ff3333" draw:fill-color="#990000" draw:textarea-horizontal-align="justify" draw:textarea-vertical-align="middle" draw:auto-grow-height="false" fo:min-height="0.0839in" fo:min-width="0.0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73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7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402in" svg:stroke-color="#6600cc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2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3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402in" svg:stroke-color="#66cc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201in" svg:stroke-color="#cc0000" draw:marker-start="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0201in" svg:stroke-color="#006600" draw:marker-start="Arrowheads_20_1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ff66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330033" draw:fill-color="#3300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dash" draw:stroke-dash="Line_20_Style_20_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width="0.0201in" svg:stroke-color="#ff3333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1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width="0.0201in" svg:stroke-color="#660033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dash" draw:stroke-dash="Ultrafine_20_Dashed" svg:stroke-color="#0066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0.6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0.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0.2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svg:stroke-color="#ff33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dash" draw:stroke-dash="_33__20_Dashes_20_3_20_Dots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opacity="60%" draw:textarea-horizontal-align="justify" draw:textarea-vertical-align="middle" draw:auto-grow-height="false" fo:min-height="0.2654in" fo:min-width="0.2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svg:stroke-width="0.0201in" svg:stroke-color="#000099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svg:stroke-width="0.0201in" svg:stroke-color="#660066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stroke="none" svg:stroke-color="#000000" draw:fill="none" draw:fill-color="#ffffff" fo:min-height="0.65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svg:stroke-color="#330033" draw:marker-start="Arrowheads_20_3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stroke="none" svg:stroke-color="#000000" draw:fill="none" draw:fill-color="#ffffff" fo:min-height="0.46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none" svg:stroke-color="#000000" draw:fill="none" draw:fill-color="#ffffff" fo:min-height="0.145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Shape1" draw:style-name="gr1" draw:text-style-name="P1" svg:x1="0.9575in" svg:y1="0.2854in" svg:x2="0.9874in" svg:y2="1.6244in"><text:p/></draw:line><draw:line text:anchor-type="paragraph" draw:z-index="1" draw:name="Shape1" draw:style-name="gr2" draw:text-style-name="P1" svg:x1="0.9874in" svg:y1="1.6244in" svg:x2="-0.0146in" svg:y2="2.4579in"><text:p/></draw:line><draw:line text:anchor-type="paragraph" draw:z-index="2" draw:name="Shape1" draw:style-name="gr3" draw:text-style-name="P1" svg:x1="2.3858in" svg:y1="1.6642in" svg:x2="0.9874in" svg:y2="1.6244in"><text:p/></draw:line><draw:custom-shape text:anchor-type="paragraph" draw:z-index="3" draw:name="Shape3" draw:style-name="gr4" draw:text-style-name="P2" svg:width="0.2386in" svg:height="0.5657in" svg:x="0.839in" svg:y="1.2772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" draw:name="Shape2" draw:style-name="gr5" draw:text-style-name="P1" svg:x1="0.9874in" svg:y1="1.6244in" svg:x2="1.2055in" svg:y2="2.0016in"><text:p/></draw:line><draw:custom-shape text:anchor-type="paragraph" draw:z-index="5" draw:name="Shape4" draw:style-name="gr6" draw:text-style-name="P3" svg:width="0.2142in" svg:height="0.4268in" draw:transform="rotate (1.92003671011896) translate (1.07847222222222in 2.18819444444444in)"><text:p/><draw:enhanced-geometry svg:viewBox="0 0 88 21600" draw:glue-points="44 ?f6 44 0 0 10800 44 21600 88 10800" draw:text-areas="0 ?f6 88 ?f3" draw:type="can" draw:modifiers="5514.14634146341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6" draw:name="Shape5" draw:style-name="gr7" draw:text-style-name="P1" svg:x1="1.2055in" svg:y1="2.0016in" svg:x2="2.0783in" svg:y2="3.4697in"><text:p/></draw:line><draw:line text:anchor-type="paragraph" draw:z-index="7" draw:name="Shape6" draw:style-name="gr8" draw:text-style-name="P1" svg:x1="2.0783in" svg:y1="3.4697in" svg:x2="2.0783in" svg:y2="2.5571in"><text:p/></draw:line><draw:line text:anchor-type="paragraph" draw:z-index="8" draw:name="Shape7" draw:style-name="gr5" draw:text-style-name="P1" svg:x1="1.2055in" svg:y1="2.0016in" svg:x2="2.0783in" svg:y2="2.5571in"><text:p/></draw:line><draw:line text:anchor-type="paragraph" draw:z-index="9" draw:name="Shape8" draw:style-name="gr9" draw:text-style-name="P1" svg:x1="0.9874in" svg:y1="1.6244in" svg:x2="3.8646in" svg:y2="3.2118in"><text:p/></draw:line><draw:line text:anchor-type="paragraph" draw:z-index="10" draw:name="Shape9" draw:style-name="gr8" draw:text-style-name="P1" svg:x1="2.0783in" svg:y1="3.4693in" svg:x2="3.8646in" svg:y2="3.2118in"><text:p/></draw:line><draw:line text:anchor-type="paragraph" draw:z-index="11" draw:name="Shape10" draw:style-name="gr5" draw:text-style-name="P1" svg:x1="2.0783in" svg:y1="2.5571in" svg:x2="3.8646in" svg:y2="2.3091in"><text:p/></draw:line><draw:line text:anchor-type="paragraph" draw:z-index="12" draw:name="Shape11" draw:style-name="gr8" draw:text-style-name="P1" svg:x1="3.8646in" svg:y1="3.2118in" svg:x2="3.8547in" svg:y2="2.3091in"><text:p/></draw:line><draw:custom-shape text:anchor-type="paragraph" draw:z-index="13" draw:name="Shape12" draw:style-name="gr10" draw:text-style-name="P4" svg:width="0.1787in" svg:height="0.4567in" svg:x="2.0043in" svg:y="2.3091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4" draw:name="Shape13" draw:style-name="gr11" draw:text-style-name="P5" svg:width="0.1287in" svg:height="0.1189in" svg:x="3.8102in" svg:y="2.2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Shape14" draw:style-name="gr8" draw:text-style-name="P1" svg:x1="0.9874in" svg:y1="1.6244in" svg:x2="3.8102in" svg:y2="2.2862in"><text:p/></draw:line><draw:frame text:anchor-type="paragraph" draw:z-index="16" draw:name="Shape15" draw:style-name="gr12" draw:text-style-name="P7" svg:width="0.3398in" svg:height="0.737in" svg:x="1.0217in" svg:y="-0.3563in"><draw:text-box><text:p text:style-name="P6"><text:span text:style-name="T2">z</text:span></text:p></draw:text-box></draw:frame><draw:frame text:anchor-type="paragraph" draw:z-index="17" draw:name="Shape15" draw:style-name="gr12" draw:text-style-name="P7" svg:width="0.3398in" svg:height="0.737in" svg:x="2.3484in" svg:y="1.0016in"><draw:text-box><text:p text:style-name="P6"><text:span text:style-name="T2">y</text:span></text:p></draw:text-box></draw:frame><draw:frame text:anchor-type="paragraph" draw:z-index="18" draw:name="Shape15" draw:style-name="gr12" draw:text-style-name="P7" svg:width="0.3398in" svg:height="0.737in" svg:x="-0.1193in" svg:y="1.7209in"><draw:text-box><text:p text:style-name="P6"><text:span text:style-name="T2">x</text:span></text:p></draw:text-box></draw:frame><draw:frame text:anchor-type="paragraph" draw:z-index="20" draw:name="Shape15" draw:style-name="gr12" draw:text-style-name="P7" svg:width="0.3398in" svg:height="0.737in" svg:x="3.1508in" svg:y="2.1626in"><draw:text-box><text:p text:style-name="P6"><text:span text:style-name="T2">r´´</text:span></text:p></draw:text-box></draw:frame><draw:frame text:anchor-type="paragraph" draw:z-index="19" draw:name="Shape15" draw:style-name="gr12" draw:text-style-name="P7" svg:width="0.3398in" svg:height="0.737in" svg:x="3.089in" svg:y="1.4256in"><draw:text-box><text:p text:style-name="P6"><text:span text:style-name="T2">r</text:span></text:p></draw:text-box></draw:frame><draw:frame text:anchor-type="paragraph" draw:z-index="21" draw:name="Shape15" draw:style-name="gr13" draw:text-style-name="P8" svg:width="0.424in" svg:height="0.7335in" svg:x="0.839in" svg:y="1.3571in"><draw:text-box><text:p><text:span text:style-name="T3">d</text:span><text:span text:style-name="T4">0</text:span></text:p></draw:text-box></draw:frame><draw:frame text:anchor-type="paragraph" draw:z-index="22" draw:name="Shape15" draw:style-name="gr12" draw:text-style-name="P10" svg:width="0.3398in" svg:height="0.737in" svg:x="1.6646in" svg:y="1.6638in"><draw:text-box><text:p text:style-name="P9"><text:span text:style-name="T3">d</text:span><text:span text:style-name="T4">1</text:span></text:p></draw:text-box></draw:frame><draw:frame text:anchor-type="paragraph" draw:z-index="23" draw:name="Shape15" draw:style-name="gr12" draw:text-style-name="P10" svg:width="0.3398in" svg:height="0.737in" svg:x="2.9035in" svg:y="1.75in"><draw:text-box><text:p text:style-name="P9"><text:span text:style-name="T3">d</text:span><text:span text:style-name="T4">2</text:span></text:p></draw:text-box></draw:frame><draw:frame text:anchor-type="paragraph" draw:z-index="25" draw:name="Shape17" draw:style-name="gr15" draw:text-style-name="P12" svg:width="0.2087in" svg:height="0.2933in" svg:x="1.4791in" svg:y="2.2638in"><draw:text-box><text:p text:style-name="P11"><text:span text:style-name="T5">ψ</text:span></text:p></draw:text-box></draw:frame><draw:ellipse text:anchor-type="paragraph" draw:z-index="24" draw:name="Shape16" draw:style-name="gr14" draw:text-style-name="P1" svg:width="0.4039in" svg:height="0.2043in" svg:x="1.0756in" svg:y="2.0819in" draw:kind="arc" draw:start-angle="297.05" draw:end-angle="3.96"><text:p/></draw:ellipse><draw:frame text:anchor-type="paragraph" draw:z-index="26" draw:name="Shape18" draw:style-name="gr16" draw:text-style-name="P13" svg:width="1.2748in" svg:height="0.3425in" svg:x="3.939in" svg:y="1.9665in"><draw:text-box><text:p>P<text:span text:style-name="T6">wc</text:span>=(x<text:span text:style-name="T6">wc</text:span>, y<text:span text:style-name="T6">wc</text:span>, z<text:span text:style-name="T6">wc</text:span>)</text:p></draw:text-box></draw:frame><draw:ellipse text:anchor-type="paragraph" draw:z-index="27" draw:name="Shape19" draw:style-name="gr17" draw:text-style-name="P1" svg:width="0.628in" svg:height="0.4886in" svg:x="1.7252in" svg:y="3.2898in" draw:kind="arc" draw:start-angle="24.74" draw:end-angle="100.39"><text:p/></draw:ellipse><draw:frame text:anchor-type="paragraph" draw:z-index="28" draw:name="Shape20" draw:style-name="gr18" draw:text-style-name="P15" svg:width="0.3287in" svg:height="0.2843in" draw:transform="rotate (-0.222005880853679) translate (2.37083333333333in 3.04305555555556in)"><draw:text-box><text:p text:style-name="P14"><text:span text:style-name="T7">γ</text:span></text:p></draw:text-box></draw:frame><draw:line text:anchor-type="paragraph" draw:z-index="29" draw:name="Shape21" draw:style-name="gr19" draw:text-style-name="P1" svg:x1="0.4181in" svg:y1="4.4602in" svg:x2="0.4299in" svg:y2="5.861in"><text:p/></draw:line><draw:line text:anchor-type="paragraph" draw:z-index="30" draw:name="Shape22" draw:style-name="gr20" draw:text-style-name="P1" svg:x1="2.0362in" svg:y1="4.4602in" svg:x2="0.4181in" svg:y2="4.4602in"><text:p/></draw:line><draw:line text:anchor-type="paragraph" draw:z-index="31" draw:name="Shape23" draw:style-name="gr9" draw:text-style-name="P1" svg:x1="2.7236in" svg:y1="5.2984in" svg:x2="0.4181in" svg:y2="4.4602in"><text:p/></draw:line><draw:line text:anchor-type="paragraph" draw:z-index="32" draw:name="Shape24" draw:style-name="gr21" draw:text-style-name="P1" svg:x1="2.7236in" svg:y1="5.2984in" svg:x2="1.7791in" svg:y2="5.5138in"><text:p/></draw:line><draw:line text:anchor-type="paragraph" draw:z-index="33" draw:name="Shape25" draw:style-name="gr22" draw:text-style-name="P16" svg:x1="0.4299in" svg:y1="4.4602in" svg:x2="1.7791in" svg:y2="5.5138in"><text:p/></draw:line><draw:line text:anchor-type="paragraph" draw:z-index="34" draw:name="Shape26" draw:style-name="gr23" draw:text-style-name="P1" svg:x1="2.7236in" svg:y1="5.2988in" svg:x2="2.7236in" svg:y2="4.4772in"><text:p/></draw:line><draw:line text:anchor-type="paragraph" draw:z-index="35" draw:name="Shape27" draw:style-name="gr23" draw:text-style-name="P1" svg:x1="0.4181in" svg:y1="5.2846in" svg:x2="2.7236in" svg:y2="5.2984in"><text:p/></draw:line><draw:ellipse text:anchor-type="paragraph" draw:z-index="36" draw:name="Shape28" draw:style-name="gr24" draw:text-style-name="P1" svg:width="0.1803in" svg:height="0.2697in" svg:x="0.3398in" svg:y="4.3043in" draw:kind="arc" draw:start-angle="262.69" draw:end-angle="341.37"><text:p/></draw:ellipse><draw:line text:anchor-type="paragraph" draw:z-index="37" draw:name="Shape30" draw:style-name="gr25" draw:text-style-name="P1" svg:x1="1.9598in" svg:y1="5.6657in" svg:x2="1.7791in" svg:y2="5.5138in"><text:p/></draw:line><draw:ellipse text:anchor-type="paragraph" draw:z-index="38" draw:name="Shape29" draw:style-name="gr26" draw:text-style-name="P1" svg:width="0.6134in" svg:height="0.3362in" svg:x="0.0571in" svg:y="4.3283in" draw:kind="arc" draw:start-angle="321.9" draw:end-angle="344.05"><text:p/></draw:ellipse><draw:frame text:anchor-type="paragraph" draw:z-index="39" draw:name="Shape31" draw:style-name="gr27" draw:text-style-name="P13" svg:width="0.1004in" svg:height="0.1689in" svg:x="0.4429in" svg:y="4.5228in"><draw:text-box><text:p><text:span text:style-name="T8">φ</text:span></text:p></draw:text-box></draw:frame><draw:frame text:anchor-type="paragraph" draw:z-index="40" draw:name="Shape31" draw:style-name="gr27" draw:text-style-name="P18" svg:width="0.0933in" svg:height="0.1689in" svg:x="0.6583in" svg:y="4.5272in"><draw:text-box><text:p text:style-name="P17"><text:span text:style-name="T9">α</text:span></text:p></draw:text-box></draw:frame><draw:ellipse text:anchor-type="paragraph" draw:z-index="42" draw:name="Shape32" draw:style-name="gr28" draw:text-style-name="P1" svg:width="0.2717in" svg:height="0.2016in" svg:x="1.6354in" svg:y="5.4228in" draw:kind="arc" draw:start-angle="22.6" draw:end-angle="131.92"><text:p/></draw:ellipse><draw:line text:anchor-type="paragraph" draw:z-index="43" draw:name="Shape33" draw:style-name="gr29" draw:text-style-name="P1" svg:x1="3.0378in" svg:y1="4.4768in" svg:x2="1.9925in" svg:y2="4.4602in"><text:p/></draw:line><draw:frame text:anchor-type="paragraph" draw:z-index="44" draw:name="Shape15" draw:style-name="gr30" draw:text-style-name="P22" svg:width="0.3398in" svg:height="0.6461in" svg:x="2.0453in" svg:y="4.5256in"><draw:text-box><text:p text:style-name="P21"><text:span text:style-name="T11">r´´</text:span></text:p></draw:text-box></draw:frame><draw:frame text:anchor-type="paragraph" draw:z-index="45" draw:name="Shape15" draw:style-name="gr31" draw:text-style-name="P10" svg:width="0.3398in" svg:height="0.6614in" svg:x="2.3091in" svg:y="5.0701in"><draw:text-box><text:p text:style-name="P9"><text:span text:style-name="T12">d</text:span><text:span text:style-name="T13">2</text:span></text:p></draw:text-box></draw:frame><draw:frame text:anchor-type="paragraph" draw:z-index="46" draw:name="Shape34" draw:style-name="gr32" draw:text-style-name="P13" svg:width="0.1343in" svg:height="0.2224in" svg:x="2.0453in" svg:y="4.1925in"><draw:text-box><text:p>y</text:p></draw:text-box></draw:frame><draw:frame text:anchor-type="paragraph" draw:z-index="47" draw:name="Shape34" draw:style-name="gr32" draw:text-style-name="P13" svg:width="0.1343in" svg:height="0.2224in" svg:x="0.2398in" svg:y="5.6925in"><draw:text-box><text:p>x</text:p></draw:text-box></draw:frame><draw:frame text:anchor-type="paragraph" draw:z-index="48" draw:name="Shape18" draw:style-name="gr33" draw:text-style-name="P13" svg:width="0.7461in" svg:height="0.2114in" svg:x="2.7835in" svg:y="5.2091in"><draw:text-box><text:p><text:span text:style-name="T14">P</text:span><text:span text:style-name="T15">wc</text:span><text:span text:style-name="T14">=(x</text:span><text:span text:style-name="T15">wc</text:span><text:span text:style-name="T14">, y</text:span><text:span text:style-name="T15">wc</text:span><text:span text:style-name="T14">)</text:span></text:p></draw:text-box></draw:frame><draw:frame text:anchor-type="paragraph" draw:z-index="41" draw:name="Shape31" draw:style-name="gr27" draw:text-style-name="P20" svg:width="0.0933in" svg:height="0.1689in" svg:x="1.8846in" svg:y="5.3035in"><draw:text-box><text:p text:style-name="P19"><text:span text:style-name="T10">β</text:span></text:p></draw:text-box></draw:frame><draw:frame text:anchor-type="paragraph" draw:z-index="49" draw:name="Shape15" draw:style-name="gr34" draw:text-style-name="P24" svg:width="0.3398in" svg:height="0.6024in" svg:x="0.8882in" svg:y="4.6618in"><draw:text-box><text:p text:style-name="P23"><text:span text:style-name="T16">b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<text:line-break/><text:line-break/></text:span><text:line-break/></text:p>
      <text:p text:style-name="Standard"/>
      <text:p text:style-name="Standard"><draw:line text:anchor-type="paragraph" draw:z-index="50" draw:name="Shape35" draw:style-name="gr35" draw:text-style-name="P1" svg:x1="0.7319in" svg:y1="3.2098in" svg:x2="1.4693in" svg:y2="3.2098in"><text:p/></draw:line><draw:line text:anchor-type="paragraph" draw:z-index="51" draw:name="Shape36" draw:style-name="gr35" draw:text-style-name="P1" svg:x1="1.4693in" svg:y1="3.2098in" svg:x2="4.8264in" svg:y2="2.3953in"><text:p/></draw:line><draw:line text:anchor-type="paragraph" draw:z-index="52" draw:name="Shape37" draw:style-name="gr25" draw:text-style-name="P1" svg:x1="4.8264in" svg:y1="3.2098in" svg:x2="1.4693in" svg:y2="3.2098in"><text:p/></draw:line><draw:line text:anchor-type="paragraph" draw:z-index="53" draw:name="Shape38" draw:style-name="gr36" draw:text-style-name="P1" svg:x1="4.8264in" svg:y1="2.3953in" svg:x2="4.8264in" svg:y2="3.2098in"><text:p/></draw:line><draw:custom-shape text:anchor-type="paragraph" draw:z-index="54" draw:name="Shape39" draw:style-name="gr37" draw:text-style-name="P25" svg:width="0.3843in" svg:height="0.3752in" svg:x="1.3043in" svg:y="3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5" draw:name="Shape15" draw:style-name="gr31" draw:text-style-name="P10" svg:width="0.3398in" svg:height="0.6614in" svg:x="3.6425in" svg:y="2.0075in"><draw:text-box><text:p text:style-name="P9"><text:span text:style-name="T12">d</text:span><text:span text:style-name="T13">1</text:span></text:p></draw:text-box></draw:frame><draw:frame text:anchor-type="paragraph" draw:z-index="56" draw:name="Shape15" draw:style-name="gr31" draw:text-style-name="P10" svg:width="0.3398in" svg:height="0.6614in" svg:x="1.0244in" svg:y="2.5957in"><draw:text-box><text:p text:style-name="P9"><text:span text:style-name="T12">d</text:span><text:span text:style-name="T13">0</text:span></text:p></draw:text-box></draw:frame><draw:line text:anchor-type="paragraph" draw:z-index="57" draw:name="Shape40" draw:style-name="gr38" draw:text-style-name="P1" svg:x1="0.7453in" svg:y1="3.2098in" svg:x2="0.7453in" svg:y2="1.8445in"><text:p/></draw:line><draw:frame text:anchor-type="paragraph" draw:z-index="58" draw:name="Shape15" draw:style-name="gr12" draw:text-style-name="P7" svg:width="0.3398in" svg:height="0.737in" svg:x="0.7992in" svg:y="1.3244in"><draw:text-box><text:p text:style-name="P6"><text:span text:style-name="T2">z</text:span></text:p></draw:text-box></draw:frame><draw:frame text:anchor-type="paragraph" draw:z-index="59" draw:name="Shape17" draw:style-name="gr15" draw:text-style-name="P12" svg:width="0.2087in" svg:height="0.2933in" svg:x="2.3402in" svg:y="2.9972in"><draw:text-box><text:p text:style-name="P11"><text:span text:style-name="T5">ψ</text:span></text:p></draw:text-box></draw:frame><draw:ellipse text:anchor-type="paragraph" draw:z-index="60" draw:name="Shape41" draw:style-name="gr39" draw:text-style-name="P1" svg:width="0.9224in" svg:height="0.5358in" svg:x="1.2673in" svg:y="2.9398in" draw:kind="arc" draw:start-angle="356.88" draw:end-angle="35.06"><text:p/></draw:ellipse><draw:frame text:anchor-type="paragraph" draw:z-index="61" draw:name="Shape15" draw:style-name="gr40" draw:text-style-name="P24" svg:width="0.2315in" svg:height="0.6594in" svg:x="2.889in" svg:y="2.928in"><draw:text-box><text:p text:style-name="P23"><text:span text:style-name="T16">b</text:span></text:p></draw:text-box></draw:frame><draw:line text:anchor-type="paragraph" draw:z-index="62" draw:name="Shape42" draw:style-name="gr41" draw:text-style-name="P1" svg:x1="0.6819in" svg:y1="3.472in" svg:x2="4.8425in" svg:y2="3.472in"><text:p text:style-name="P1"/></draw:line><draw:frame text:anchor-type="paragraph" draw:z-index="63" draw:name="Shape43" draw:style-name="gr42" draw:text-style-name="P26" svg:width="0.4169in" svg:height="0.4634in" svg:x="4.9335in" svg:y="2.7028in"><draw:text-box><text:p><text:span text:style-name="T17">z</text:span><text:span text:style-name="T18">wc</text:span></text:p></draw:text-box></draw:frame><draw:frame text:anchor-type="paragraph" draw:z-index="64" draw:name="Shape43" draw:style-name="gr43" draw:text-style-name="P27" svg:width="0.9496in" svg:height="0.2031in" svg:x="3.4984in" svg:y="2.9945in"><draw:text-box><text:p><text:span text:style-name="T19">d</text:span><text:span text:style-name="T20">1</text:span><text:span text:style-name="T19">*cos(ψ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FreeSans1" svg:font-family="FreeSans" style:font-family-generic="swiss"/>
    <style:font-face style:name="Abyssinica SIL" svg:font-family="'Abyssinica SIL'" style:font-pitch="variable"/>
    <style:font-face style:name="STIX Math" svg:font-family="'STIX Math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321 3493" svg:d="M1321 3493h-1321l661-3493z"/>
    <draw:marker draw:name="Arrowheads_20_3" draw:display-name="Arrowheads 3" svg:viewBox="0 0 836 110" svg:d="M0 0h278 278 280v36 36 38h-278-278-280v-36-36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4:47:03.827535673</meta:creation-date>
    <dc:date>2017-11-25T16:08:40.005076853</dc:date>
    <meta:editing-duration>PT18M4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0" meta:character-count="3" meta:non-whitespace-character-count="0"/>
  </office:meta>
</office:document-meta>
</file>